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9D000001D5EBA53DCE.png"/>
  <manifest:file-entry manifest:media-type="image/png" manifest:full-path="Pictures/1000020100000B1A000003EB9AB3A77D.png"/>
  <manifest:file-entry manifest:media-type="image/png" manifest:full-path="Pictures/10000201000015F90000051ED87091D2.png"/>
  <manifest:file-entry manifest:media-type="image/png" manifest:full-path="Pictures/1000020100000D87000004322AECCB4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master-page-name="First_20_Page">
      <style:paragraph-properties style:page-number="auto"/>
    </style:style>
    <style:style style:name="P2" style:family="paragraph" style:parent-style-name="Text_20_body" style:list-style-name="L1"/>
    <style:style style:name="fr1"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NAME,</text:p>
      <text:p text:style-name="Text_20_body">I am writing on behalf of Student Robotics, a student led organisation based at the University of Southampton that uses robotics to educate young people about engineering and technology. We run a competition in which sixth form colleges compete by building and programming a robot before entering it against other schools at the University of Southampton; we would like to know if YOURSCHOOL would be interested in entering a team starting in September this year.</text:p>
      <text:h text:style-name="Heading_20_1" text:outline-level="1">About Student Robotics </text:h>
      <text:p text:style-name="Text_20_body">We are a charitable organisation running a yearly robotics competition between schools. Designed for 6th form students interested in science or engineering, we aim to encourage more young people into the fields. Students stand to gain experience of working in a team as well as the technical skills necessary in an engineering degree.</text:p>
      <text:h text:style-name="Heading_20_1" text:outline-level="1">The Competition</text:h>
      <text:p text:style-name="Text_20_body">The year schedule begins with KickStart in September followed by weekly term time sessions with a mentor at your school to build and improve the robot. This culminates in April when schools come together at the University of Southampton for an exciting final competition.</text:p>
      <text:h text:style-name="Heading_20_2" text:outline-level="2">Resources - What is expected from the school?</text:h>
      <text:p text:style-name="Text_20_body">School teams are provided with kit necessary to build the robots, with all costs met by our generous sponsors, and - if possible - a weekly mentor who advises the team on building and programming their robot.</text:p>
      <text:p text:style-name="Text_20_body">Basic materials and the electronic kit that runs the software designed by your team are provided as well as a £70 budget to spend on their robot. <text:s/>The electronic kit is designed in house by Student Robotics and is programmed in Python, an intuitive and easy to learn programming language, making it simple and fun to develop the robot.</text:p>
      <text:p text:style-name="Text_20_body">All you will need to provide is transport for the students to attend KickStart in September and the final competition in Southampton. Weekly sessions to build and improve your robots can be held on college grounds where the team will be visited by a mentor. The mentor, a CRB checked student from the University of Southampton, will aid the team with their robot and its entry into the competition.</text:p>
      <text:p text:style-name="Text_20_body">There will also be several “Tech Day” events based at the University of Southampton. These are full days, usually on a Saturday, in which the team can make significant progress on their robot with the help of their mentor.</text:p>
      <text:h text:style-name="Heading_20_2" text:outline-level="2"><text:soft-page-break/>Fitting it all in?</text:h>
      <text:p text:style-name="Text_20_body">The project schedule has been designed to fit around the demands of students A-Level studies and to avoid clashes with exam sessions. Similarly the demands on the teacher are flexible and should extend no further than the contact time already described. This project would be ideal for students as part of an enrichment programme.</text:p>
      <text:h text:style-name="Heading_20_2" text:outline-level="2">Additional Resources</text:h>
      <text:p text:style-name="Text_20_body">Outside of your mentor's visit, your students will have access to a host of on-line resources including forums, team blogs, tutorials and a virtual simulator.</text:p>
      <text:h text:style-name="Heading_20_2" text:outline-level="2">What's in the kit?</text:h>
      <text:p text:style-name="Text_20_body">The kit contains:</text:p>
      <text:list xml:id="list36684491" text:style-name="L1">
        <text:list-item>
          <text:p text:style-name="P2">Modular, custom-built electronics boards, which plug together to offer control of servos, motors, digital and analogue sensors</text:p>
        </text:list-item>
        <text:list-item>
          <text:p text:style-name="P2">A camera providing a basic vision system</text:p>
        </text:list-item>
        <text:list-item>
          <text:p text:style-name="P2">A greatly simplified programming environment for controlling the robot.</text:p>
        </text:list-item>
        <text:list-item>
          <text:p text:style-name="P2">Miscellaneous Hardware e.g. Wood, Aluminium, Screws</text:p>
        </text:list-item>
        <text:list-item>
          <text:p text:style-name="P2">A £70 budget with which to buy electromechanical parts for the robot.</text:p>
        </text:list-item>
        <text:list-item>
          <text:p text:style-name="P2">Detailed instructions, assembly guides and programming references.</text:p>
        </text:list-item>
      </text:list>
      <text:p text:style-name="Text_20_body">Note: No previous programming experience is expected from the students</text:p>
      <text:h text:style-name="Heading_20_2" text:outline-level="2">Some feedback from previous years</text:h>
      <text:p text:style-name="Text_20_body">We have received amazing feedback from Students and Teachers in past years and the competition improves each year.</text:p>
      <text:p text:style-name="quote">"I could see how much organisation had gone into the day, and was really impressed by the support of Southampton University students and the exciting atmosphere that was created."</text:p>
      <text:p text:style-name="quote_5f_author">St Anne's school 2008</text:p>
      <text:p text:style-name="quote">"Student robotics is a great project and I had a really enjoyable time participating. The mentors are knowledgeable about the technology involved in the project and help to make it a really fun time for all participants"</text:p>
      <text:p text:style-name="quote_5f_author">Peter Symonds College 2009</text:p>
      <text:p text:style-name="quote">I was tremendously impressed with the set up on [the competition day] and the ingenuity displayed by the various teams. It is quite incredible what relatively young students can achieve. </text:p>
      <text:p text:style-name="quote_5f_author">Southampton City College 2010</text:p>
      <text:h text:style-name="Heading_20_2" text:outline-level="2"><text:soft-page-break/>Get Involved</text:h>
      <text:p text:style-name="Text_20_body">Read our invitation material or visit our website at www.studentrobotics.org and get in touch with us by emailing info@studentrobotics.org, please do not hesitate to contact us with any questions or comments at the above address.</text:p>
      <text:p text:style-name="Text_20_body"/>
      <text:p text:style-name="Text_20_body"/>
      <text:p text:style-name="Standard">Yours Sincerely,</text:p>
      <text:p text:style-name="Standard"/>
      <text:p text:style-name="Standard"/>
      <text:p text:style-name="Standard"/>
      <text:p text:style-name="Standard"/>
      <text:p text:style-name="Standard"/>
      <text:p text:style-name="Standard">Alex Forward</text:p>
      <text:p text:style-name="Standard">SR Chairman</text:p>
      <text:p text:style-name="Standard">aforward@studentrobotics.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URW Bookman L" svg:font-family="'URW Bookman L'" style:font-adornments="Light Italic"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Gill Sans MT" svg:font-family="'Gill Sans MT'"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0cm" style:auto-text-indent="false" fo:background-color="transparent">
        <style:background-image/>
      </style:paragraph-properties>
      <style:text-properties style:font-name="Liberation Sans1" fo:font-size="11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margin-left="0cm" fo:margin-right="0cm" fo:text-indent="0cm" style:auto-text-indent="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left="0cm" fo:margin-right="0cm" fo:text-indent="0cm" style:auto-text-indent="false" text:number-lines="false" text:line-number="0"/>
    </style:style>
    <style:style style:name="Text" style:family="paragraph" style:parent-style-name="Caption" style:class="extra"/>
    <style:style style:name="Sender" style:family="paragraph" style:parent-style-name="Standard" style:class="extra">
      <style:paragraph-properties fo:margin-top="0cm" fo:margin-bottom="0.106cm" fo:text-align="end" style:justify-single-word="false" text:number-lines="false" text:line-number="0"/>
      <style:text-properties style:font-name="Gill Sans MT" fo:font-size="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199cm" fo:margin-bottom="0cm"/>
      <style:text-properties fo:font-size="12pt" fo:font-style="italic"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e" style:family="paragraph" style:parent-style-name="Text_20_body">
      <style:paragraph-properties fo:margin-left="1.499cm" fo:margin-right="1.499cm" fo:margin-top="0.499cm" fo:margin-bottom="0cm" fo:text-indent="0cm" style:auto-text-indent="false" style:shadow="none"/>
      <style:text-properties style:font-name="Liberation Serif1" fo:font-style="italic"/>
    </style:style>
    <style:style style:name="quote_5f_author" style:display-name="quote_author" style:family="paragraph" style:parent-style-name="Text_20_body">
      <style:paragraph-properties fo:margin-left="0cm" fo:margin-right="0.3cm" fo:margin-top="0.199cm" fo:margin-bottom="0.499cm" fo:text-align="end" style:justify-single-word="false" fo:text-indent="0cm" style:auto-text-indent="false"/>
      <style:text-properties style:font-name="URW Bookman L" fo:font-style="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012cm" style:rel-column-width="30883*"/>
    </style:style>
    <style:style style:name="Table2.B" style:family="table-column">
      <style:table-column-properties style:column-width="8.989cm" style:rel-column-width="34652*"/>
    </style:style>
    <style:style style:name="Table2.A1" style:family="table-cell">
      <style:table-cell-properties fo:padding="0.097cm" fo:border="none"/>
    </style:style>
    <style:style style:name="M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baseline" style:horizontal-pos="center" style:horizontal-rel="paragraph" style:mirror="none" fo:clip="rect(0cm, 0cm, 0cm, 0cm)" draw:luminance="20%" draw:contrast="-20%" draw:red="0%" draw:green="0%" draw:blue="0%" draw:gamma="100%" draw:color-inversion="false" draw:image-opacity="100%" draw:color-mode="standard"/>
    </style:style>
    <style:style style:name="Mfr3" style:family="graphic" style:parent-style-name="Frame">
      <style:graphic-properties fo:margin-left="0cm" fo:margin-right="0cm" fo:margin-top="0cm" fo:margin-bottom="0cm" style:vertical-pos="from-top" style:vertical-rel="page" style:horizontal-pos="from-left" style:horizontal-rel="page" fo:background-color="transparent" style:background-transparency="100%" fo:padding="0cm" fo:border="none" style:shadow="none">
        <style:background-image/>
      </style:graphic-properties>
    </style:style>
    <style:page-layout style:name="Mpm1">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style:page-layout style:name="Mpm2">
      <style:page-layout-properties fo:page-width="21.001cm" fo:page-height="29.7cm" style:num-format="1" style:print-orientation="portrait" fo:margin-top="1.499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7.5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fo:border-top="0.002cm solid #000000" fo:border-bottom="none" fo:border-left="none" fo:border-right="none" fo:padding-top="0.3cm" fo:padding-bottom="0cm" fo:padding-left="0cm" fo:padding-right="0cm" style:shadow="none"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Header"><draw:frame draw:style-name="Mfr1" draw:name="graphics5" text:anchor-type="paragraph" svg:x="1cm" svg:y="1cm" svg:width="4.627cm" svg:height="1.076cm" draw:z-index="6"><draw:image xlink:href="Pictures/10000201000015F90000051ED87091D2.png" xlink:type="simple" xlink:show="embed" xlink:actuate="onLoad"/></draw:frame></text:p>
      </style:header>
      <style:footer>
        <text:p text:style-name="Footer"><draw:frame draw:style-name="Mfr2" draw:name="graphics6" text:anchor-type="as-char" svg:width="2.731cm" svg:height="1cm" draw:z-index="8"><draw:image xlink:href="Pictures/100002010000049D000001D5EBA53DCE.png" xlink:type="simple" xlink:show="embed" xlink:actuate="onLoad"/></draw:frame><text:tab/><draw:frame draw:style-name="Mfr2" draw:name="graphics7" text:anchor-type="as-char" svg:width="2.9cm" svg:height="0.9cm" draw:z-index="10"><draw:image xlink:href="Pictures/1000020100000D87000004322AECCB4F.png" xlink:type="simple" xlink:show="embed" xlink:actuate="onLoad"/></draw:frame><text:tab/><draw:frame draw:style-name="Mfr2" draw:name="graphics8" text:anchor-type="as-char" svg:width="3.15cm" svg:height="1cm" draw:z-index="12"><draw:image xlink:href="Pictures/1000020100000B1A000003EB9AB3A77D.png" xlink:type="simple" xlink:show="embed" xlink:actuate="onLoad"/></draw:frame></text:p>
      </style:footer>
    </style:master-page>
    <style:master-page style:name="First_20_Page" style:display-name="First Page" style:page-layout-name="Mpm2" style:next-style-name="Standard">
      <style:header>
        <table:table table:name="Table2" table:style-name="Table2">
          <table:table-column table:style-name="Table2.A"/>
          <table:table-column table:style-name="Table2.B"/>
          <table:table-row>
            <table:table-cell table:style-name="Table2.A1" office:value-type="string" table:protected="true">
              <text:p text:style-name="Table_20_Contents"><draw:frame draw:style-name="Mfr1" draw:name="graphics2" text:anchor-type="paragraph" svg:x="1cm" svg:y="1cm" svg:width="8.805cm" svg:height="2.05cm" draw:z-index="0"><draw:image xlink:href="Pictures/10000201000015F90000051ED87091D2.png" xlink:type="simple" xlink:show="embed" xlink:actuate="onLoad"/></draw:frame></text:p>
            </table:table-cell>
            <table:table-cell table:style-name="Table2.A1" office:value-type="string" table:protected="true">
              <text:p text:style-name="Sender">Student Robotics</text:p>
              <text:p text:style-name="Sender">School of Electronics and Computer Science</text:p>
              <text:p text:style-name="Sender">University of Southampton</text:p>
              <text:p text:style-name="Sender">SO17 1BJ</text:p>
              <text:p text:style-name="Sender"/>
              <text:p text:style-name="Sender">info@studentrobotics.org</text:p>
              <text:p text:style-name="Sender"><text:date style:data-style-name="N76" text:date-value="2010-06-08T17:58:10" text:fixed="true">8 June 2010</text:date></text:p>
            </table:table-cell>
          </table:table-row>
        </table:table>
        <text:p text:style-name="Header"><draw:frame draw:style-name="Mfr3" draw:name="Frame2" text:anchor-type="paragraph" svg:x="2cm" svg:y="5.099cm" svg:width="7.999cm" svg:height="3cm" draw:z-index="1"><draw:text-box><text:p text:style-name="Addressee">ADDRESS</text:p><text:p text:style-name="Addressee"/><text:p text:style-name="Addressee">ALSO REPLACE 'YOURSCHOOL' IN THE FIRST PARAGRAPH.</text:p></draw:text-box></draw:frame></text:p>
      </style:header>
      <style:footer>
        <text:p text:style-name="Footer"><draw:frame draw:style-name="Mfr2" draw:name="graphics1" text:anchor-type="as-char" svg:width="2.731cm" svg:height="1cm" draw:z-index="2"><draw:image xlink:href="Pictures/100002010000049D000001D5EBA53DCE.png" xlink:type="simple" xlink:show="embed" xlink:actuate="onLoad"/></draw:frame><text:tab/><draw:frame draw:style-name="Mfr2" draw:name="graphics3" text:anchor-type="as-char" svg:width="2.9cm" svg:height="0.9cm" draw:z-index="3"><draw:image xlink:href="Pictures/1000020100000D87000004322AECCB4F.png" xlink:type="simple" xlink:show="embed" xlink:actuate="onLoad"/></draw:frame><text:tab/><draw:frame draw:style-name="Mfr2" draw:name="graphics4" text:anchor-type="as-char" svg:width="3.15cm" svg:height="1cm" draw:z-index="4"><draw:image xlink:href="Pictures/1000020100000B1A000003EB9AB3A77D.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08T17:58:10</meta:creation-date>
    <meta:editing-duration>PT01H10M50S</meta:editing-duration>
    <meta:editing-cycles>17</meta:editing-cycles>
    <meta:generator>OpenOffice.org/3.1$Win32 OpenOffice.org_project/310m19$Build-9420</meta:generator>
    <meta:initial-creator>Richard Barlow</meta:initial-creator>
    <dc:date>2010-06-09T17:01:34.37</dc:date>
    <dc:creator>Alex Forward</dc:creator>
    <meta:printed-by>Richard Barlow</meta:printed-by>
    <meta:print-date>2010-06-09T11:32:18</meta:print-date>
    <meta:document-statistic meta:table-count="1" meta:image-count="8" meta:object-count="0" meta:page-count="3" meta:paragraph-count="48" meta:word-count="758" meta:character-count="4693"/>
  </office:meta>
</office:document-meta>
</file>